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68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8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9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13.1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8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9.2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9.438cm" svg:y="30.19cm">
          <draw:text-box>
            <text:p><text:span text:style-name="T4">min: -1</text:span></text:p>
          </draw:text-box>
        </draw:frame>
        <draw:custom-shape draw:style-name="gr8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6.8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7.038cm" svg:y="30.191cm">
          <draw:text-box>
            <text:p><text:span text:style-name="T4">min: 4</text:span></text:p>
          </draw:text-box>
        </draw:frame>
        <draw:custom-shape draw:style-name="gr5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8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33cm" svg:height="1.204cm" svg:x="6.538cm" svg:y="35.591cm">
          <draw:text-box>
            <text:p><text:span text:style-name="T4">sum: -1</text:span></text:p>
          </draw:text-box>
        </draw:frame>
        <draw:frame draw:style-name="gr6" draw:text-style-name="P4" draw:layer="layout" svg:width="3.093cm" svg:height="1.204cm" svg:x="6.738cm" svg:y="36.491cm">
          <draw:text-box>
            <text:p><text:span text:style-name="T4">min: -1</text:span></text:p>
          </draw:text-box>
        </draw:frame>
        <draw:custom-shape draw:style-name="gr8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2.438cm" svg:y="35.592cm">
          <draw:text-box>
            <text:p><text:span text:style-name="T4">sum: 10</text:span></text:p>
          </draw:text-box>
        </draw:frame>
        <draw:frame draw:style-name="gr6" draw:text-style-name="P4" draw:layer="layout" svg:width="3.279cm" svg:height="1.204cm" svg:x="12.638cm" svg:y="36.492cm">
          <draw:text-box>
            <text:p><text:span text:style-name="T4">min: 10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9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9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9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9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9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9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9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9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9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9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9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9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9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9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9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9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9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9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10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10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10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10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10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10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10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10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10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10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10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10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10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10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10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10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10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10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10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7cm" svg:y="43.994cm">
          <text:p text:style-name="P1"><text:span text:style-name="T3">13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5cm" svg:y="43.994cm">
          <text:p text:style-name="P1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2cm" svg:y="43.994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4cm" svg:y="43.9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7cm" svg:y="43.995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12.206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2.794cm" svg:y="49.395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25.441cm" svg:y="49.395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729cm" svg:height="2.67cm" svg:x="43.999cm" svg:y="49.396cm">
          <text:p text:style-name="P1"><text:span text:style-name="T3">-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2" draw:text-style-name="P1" draw:layer="layout" svg:width="2.729cm" svg:height="2.67cm" svg:x="46.646cm" svg:y="49.396cm">
          <text:p text:style-name="P1"><text:span text:style-name="T3">10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3:17:24.726043000</dc:date>
    <dc:creator>elucterio </dc:creator>
    <meta:editing-duration>PT3H55M49S</meta:editing-duration>
    <meta:editing-cycles>36</meta:editing-cycles>
    <meta:generator>LibreOffice/4.2.8.2$Linux_X86_64 LibreOffice_project/420m0$Build-2</meta:generator>
    <meta:document-statistic meta:object-count="218"/>
  </office:meta>
</office:document-meta>
</file>